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style:font-size-asian="9.60000038146973pt" style:font-weight-asian="normal" style:font-size-complex="11pt" style:font-weight-complex="normal"/>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text-properties style:font-name="Calibri" fo:font-weight="bold" officeooo:paragraph-rsid="0018fa96" style:font-weight-asian="bold" style:font-weight-complex="bold"/>
    </style:style>
    <style:style style:name="P6" style:family="paragraph" style:parent-style-name="Standard">
      <style:text-properties style:font-name="Calibri" fo:font-weight="normal" style:font-weight-asian="normal" style:font-weight-complex="normal"/>
    </style:style>
    <style:style style:name="P7" style:family="paragraph" style:parent-style-name="Standard">
      <style:text-properties style:font-name="Calibri" fo:font-weight="normal" officeooo:paragraph-rsid="0018fa96" style:font-weight-asian="normal" style:font-weight-complex="normal"/>
    </style:style>
    <style:style style:name="P8" style:family="paragraph" style:parent-style-name="Text_20_body">
      <style:text-properties style:font-name="Calibri"/>
    </style:style>
    <style:style style:name="P9"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bold" officeooo:paragraph-rsid="0018fa96" style:text-blinking="false" style:font-weight-asian="bold" style:font-weight-complex="bold"/>
    </style:style>
    <style:style style:name="P10"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bold" officeooo:paragraph-rsid="0018fa96" style:text-blinking="false" fo:background-color="transparent" style:font-weight-asian="bold" style:font-weight-complex="bold"/>
    </style:style>
    <style:style style:name="P11" style:family="paragraph" style:parent-style-name="Text_20_body">
      <style:text-properties fo:font-variant="normal" fo:text-transform="none" fo:color="#000000" loext:opacity="100%" style:text-line-through-style="none" style:text-line-through-type="none" style:font-name="Calibri" fo:font-size="12pt" fo:font-style="normal" style:text-underline-style="none" fo:font-weight="bold" officeooo:paragraph-rsid="0018fa96" style:text-blinking="false" style:font-weight-asian="bold" style:font-weight-complex="bold"/>
    </style:style>
    <style:style style:name="P12" style:family="paragraph" style:parent-style-name="Text_20_body">
      <style:text-properties fo:font-variant="normal" fo:text-transform="none" fo:color="#000000" loext:opacity="100%" style:text-line-through-style="none" style:text-line-through-type="none" style:font-name="Calibri" fo:font-size="12pt" fo:font-style="normal" style:text-underline-style="none" fo:font-weight="bold" officeooo:paragraph-rsid="0018fa96" style:text-blinking="false" fo:background-color="transparent" style:font-weight-asian="bold" style:font-weight-complex="bold"/>
    </style:style>
    <style:style style:name="T1" style:family="text">
      <style:text-properties style:font-name="Calibri" fo:font-size="11pt" fo:font-weight="bold" style:font-size-asian="11pt" style:font-weight-asian="bold" style:font-size-complex="11pt" style:font-weight-complex="bold"/>
    </style:style>
    <style:style style:name="T2" style:family="text">
      <style:text-properties style:font-name="Calibri" fo:font-size="11pt" style:font-size-asian="11pt" style:font-size-complex="11pt"/>
    </style:style>
    <style:style style:name="T3" style:family="text">
      <style:text-properties style:font-name="Calibri" fo:font-size="11pt" fo:font-weight="normal" fo:background-color="transparent" loext:char-shading-value="0" style:font-size-asian="11pt" style:font-weight-asian="normal" style:font-size-complex="11pt" style:font-weight-complex="normal"/>
    </style:style>
    <style:style style:name="T4" style:family="text">
      <style:text-properties style:font-name="Calibri" fo:font-size="11pt" fo:font-weight="normal" style:font-size-asian="11pt" style:font-weight-asian="normal" style:font-size-complex="11pt" style:font-weight-complex="normal"/>
    </style:style>
    <style:style style:name="T5" style:family="text">
      <style:text-properties officeooo:rsid="0018fa96"/>
    </style:style>
    <style:style style:name="T6" style:family="text">
      <style:text-properties fo:font-variant="normal" fo:text-transform="none" fo:color="#000000" loext:opacity="100%" style:text-line-through-style="none" style:text-line-through-type="none" style:font-name="Arial2" fo:font-size="12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2" fo:font-size="12pt" fo:font-style="normal" style:text-underline-style="none" style:text-blinking="false" fo:background-color="transparent" loext:char-shading-value="0" style:font-size-asian="11pt" style:font-size-complex="11pt"/>
    </style:style>
    <style:style style:name="T8" style:family="text">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size-asian="11pt" style:font-size-complex="11pt"/>
    </style:style>
    <style:style style:name="T11" style:family="text">
      <style:text-properties fo:background-color="transparent" loext:char-shading-value="0"/>
    </style:style>
    <style:style style:name="T12" style:family="text">
      <style:text-properties fo:background-color="transparent" loext:char-shading-value="0" style:font-size-asian="11pt" style:font-size-complex="11pt"/>
    </style:style>
    <style:style style:name="T13" style:family="text">
      <style:text-properties fo:background-color="transparent" loext:char-shading-value="0" style:font-size-asian="12pt" style:font-size-complex="12pt"/>
    </style:style>
    <style:style style:name="T14" style:family="text">
      <style:text-properties fo:font-weight="normal" style:font-weight-asian="normal" style:font-weight-complex="normal"/>
    </style:style>
    <style:style style:name="T15" style:family="text">
      <style:text-properties fo:font-weight="normal" fo:background-color="transparent" loext:char-shading-value="0" style:font-size-asian="11pt" style:font-weight-asian="normal" style:font-size-complex="11pt"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style:font-size-asian="11pt" style:font-size-complex="11pt"/>
    </style:style>
    <style:style style:name="T19" style:family="text">
      <style:text-properties fo:font-size="11pt" style:font-size-asian="11pt" style:font-weight-asian="normal" style:font-size-complex="11pt" style:font-weight-complex="normal"/>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fo:font-weight="normal" fo:background-color="transparent" loext:char-shading-value="0" style:font-size-asian="11pt" style:font-weight-asian="normal" style:font-size-complex="11pt" style:font-weight-complex="normal"/>
    </style:style>
    <style:style style:name="T22" style:family="text">
      <style:text-properties fo:font-size="11pt" fo:font-weight="normal" officeooo:rsid="0018fa96" style:font-size-asian="12pt" style:font-weight-asian="normal" style:font-size-complex="12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fo:background-color="transparent" loext:char-shading-value="0" style:font-size-asian="11pt" style:font-size-complex="11pt"/>
    </style:style>
    <style:style style:name="T25" style:family="text">
      <style:text-properties fo:color="#188038" loext:opacity="100%" style:font-name="Roboto Mono" fo:background-color="transparent" loext:char-shading-value="0" style:font-size-asian="11pt" style:font-size-complex="11pt"/>
    </style:style>
    <style:style style:name="T26" style:family="text">
      <style:text-properties fo:color="#188038" loext:opacity="100%" fo:background-color="transparent" loext:char-shading-value="0" style:font-size-asian="11pt" style:font-size-complex="11pt"/>
    </style:style>
    <style:style style:name="T27" style:family="text">
      <style:text-properties style:font-size-asian="12pt" style:font-size-complex="12pt"/>
    </style:style>
    <style:style style:name="T28" style:family="text">
      <style:text-properties officeooo:rsid="0018fa96"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text:span text:style-name="T5">veille POO</text:span></text:p>
      <text:p text:style-name="P1"/>
      <text:p text:style-name="P8"/>
      <text:p text:style-name="P4"><text:bookmark text:name="docs-internal-guid-331090d1-7fff-7d06-2a3f-b9e0635231c0"/><text:span text:style-name="T9">Qu'est-ce que la Programmation Orientée Objet (POO) et quels sont ses principes fondamentaux ?</text:span> </text:p>
      <text:p text:style-name="P4"/>
      <text:p text:style-name="P6"><text:span text:style-name="T18">La </text:span><text:span text:style-name="Strong_20_Emphasis"><text:span text:style-name="T20">Programmation Orientée Objet</text:span></text:span><text:span text:style-name="T18"> (POO) organise le code en objets, chaque objet étant une instance d’une classe qui agit comme un modèle général. Contrairement à la programmation procédurale qui sépare données et fonctions, la POO intègre les deux dans des entités cohérentes et autonomes, simplifiant la gestion des programmes complexes. Les objets regroupent des données (attributs) et des comportements (méthodes), tandis que les quatre principes fondamentaux – encapsulation, héritage, polymorphisme et abstraction – structurent le code. L’encapsulation sécurise les données en les rendant accessibles uniquement via des méthodes dédiées, et l’héritage permet à une classe d’en réutiliser une autre, favorisant la réutilisation du code. Le polymorphisme rend le code plus flexible en permettant l’utilisation interchangeable de méthodes similaires, et l’abstraction masque les détails complexes pour ne montrer que l’essentiel. </text:span></text:p>
      <text:p text:style-name="P6"><text:span text:style-name="T18"/></text:p>
      <text:p text:style-name="P4"><text:bookmark text:name="docs-internal-guid-aa346a98-7fff-218c-c8eb-6a2920957de6"/><text:span text:style-name="T10">Quels sont les avantages de la POO par rapport à la programmation classique ?</text:span><text:span text:style-name="T18"> </text:span></text:p>
      <text:p text:style-name="P6"><text:span text:style-name="T18"/></text:p>
      <text:p text:style-name="P6"><text:span text:style-name="T18">La POO présente plusieurs avantages, notamment une meilleure modularité et une maintenance plus facile du code. En regroupant données et comportements, chaque composant est autonome et modifiable sans affecter le reste du programme. L’organisation en classes permet de réutiliser le code et d’ajouter de nouvelles fonctionnalités sans duplication, grâce à l’héritage et au polymorphisme. L’encapsulation offre également un contrôle d’accès sécurisé aux données, réduisant ainsi les risques d’erreurs. </text:span></text:p>
      <text:p text:style-name="P6"><text:span text:style-name="T18"/></text:p>
      <text:p text:style-name="P6"><text:span text:style-name="T18"/></text:p>
      <text:p text:style-name="P4"><text:bookmark text:name="docs-internal-guid-208a6798-7fff-9b21-2079-72ee3fe48d83"/><text:span text:style-name="T10">Comment définir une classe et une instance en Python ? Donnez un exemple simple.</text:span><text:span text:style-name="T18"> </text:span></text:p>
      <text:p text:style-name="P6"><text:span text:style-name="T18"/></text:p>
      <text:p text:style-name="P7"><text:span text:style-name="T18">En Python, une classe se définit avec le mot-clé </text:span><text:span text:style-name="Source_20_Text"><text:span text:style-name="T1">class</text:span></text:span><text:span text:style-name="T18">, et chaque objet créé à partir de cette classe est une instance. Par exemple, une classe </text:span><text:span text:style-name="Source_20_Text"><text:span text:style-name="T1">Person</text:span></text:span><text:span text:style-name="T18"> peut contenir des attributs comme le nom et l'âge et une méthode </text:span><text:span text:style-name="Source_20_Text"><text:span text:style-name="T1">introduce</text:span></text:span><text:span text:style-name="T18"> pour une présentation. </text:span></text:p>
      <text:p text:style-name="P7"><text:span text:style-name="T18"/></text:p>
      <text:p text:style-name="P7"><text:span text:style-name="T18"/></text:p>
      <text:p text:style-name="P5"><text:bookmark text:name="docs-internal-guid-2236a22c-7fff-b3ab-a32c-fe2f816b31ee"/><text:span text:style-name="T10">Quelle est la différence entre un attribut de classe et un attribut d'instance ?</text:span><text:span text:style-name="T18"> </text:span></text:p>
      <text:p text:style-name="P5"><text:span text:style-name="T18"/></text:p>
      <text:p text:style-name="P7"><text:span text:style-name="T18">Les attributs se divisent en deux types : les attributs de classe, communs à toutes les instances (comme </text:span><text:span text:style-name="Source_20_Text"><text:span text:style-name="T2">species</text:span></text:span><text:span text:style-name="T18"> pour une classe </text:span><text:span text:style-name="Source_20_Text"><text:span text:style-name="T2">Dog</text:span></text:span><text:span text:style-name="T18">), et les attributs d'instance, spécifiques à chaque objet (comme </text:span><text:span text:style-name="Source_20_Text"><text:span text:style-name="T2">name</text:span></text:span><text:span text:style-name="T18">). Ces distinctions permettent une gestion fine des données et comportements propres à chaque instance. </text:span></text:p>
      <text:p text:style-name="P7"><text:span text:style-name="T18"/></text:p>
      <text:p text:style-name="P7"><text:span text:style-name="T18"/></text:p>
      <text:p text:style-name="P11"><text:bookmark text:name="docs-internal-guid-2afd3a61-7fff-24f7-d108-9057611254c9"/><text:span text:style-name="T12">Expliquez le rôle du constructeur (</text:span><text:span text:style-name="T26">__init__</text:span><text:span text:style-name="T12">) et des méthodes spéciales comme </text:span><text:span text:style-name="T26">__str__</text:span><text:span text:style-name="T12">.</text:span></text:p>
      <text:p text:style-name="P11"><text:span text:style-name="T21"/></text:p>
      <text:p text:style-name="P9"><text:span text:style-name="T3">Le constructeur </text:span><text:span text:style-name="Source_20_Text"><text:span text:style-name="T3">__init__</text:span></text:span><text:span text:style-name="T3"> est une méthode spéciale qui initialise les attributs d’instance lors de la création de chaque objet, tandis que </text:span><text:span text:style-name="Source_20_Text"><text:span text:style-name="T3">__str__</text:span></text:span><text:span text:style-name="T3"> définit comment un objet se convertit en chaîne de caractères, facilitant son affichage. Par exemple, </text:span><text:span text:style-name="Source_20_Text"><text:span text:style-name="T3">__str__</text:span></text:span><text:span text:style-name="T3"> peut formater un objet </text:span><text:span text:style-name="Source_20_Text"><text:span text:style-name="T3">Car</text:span></text:span><text:span text:style-name="T3"> pour qu’il s’affiche comme "Toyota Corolla". Ces méthodes spéciales simplifient l’utilisation et la présentation des objets, renforçant la flexibilité du code. </text:span></text:p>
      <text:p text:style-name="P12"><text:bookmark text:name="docs-internal-guid-2be17de0-7fff-ae0d-5818-024b95f4dce5"/><text:span text:style-name="T27">Qu'est-ce que l'héritage et comment peut-on l'utiliser pour réutiliser le code</text:span><text:span text:style-name="T28"> ? </text:span></text:p>
      <text:p text:style-name="P12"><text:soft-page-break/><text:span text:style-name="T22"/></text:p>
      <text:p text:style-name="P10"><text:span text:style-name="T4">L'héritage permet de créer de nouvelles classes à partir de classes existantes, ce qui favorise la réutilisation et l’extension du code. Par exemple, une classe </text:span><text:span text:style-name="Source_20_Text"><text:span text:style-name="T2">Dog</text:span></text:span><text:span text:style-name="T4"> peut hériter d’une classe </text:span><text:span text:style-name="Source_20_Text"><text:span text:style-name="T2">Animal</text:span></text:span><text:span text:style-name="T4">, en bénéficiant des méthodes de la classe parent tout en ajoutant des comportements spécifiques. </text:span></text:p>
      <text:p text:style-name="P12"><text:span text:style-name="T20"/></text:p>
      <text:p text:style-name="P12"><text:bookmark text:name="docs-internal-guid-0d5c3ffd-7fff-d2f8-3e97-c49192b57b01"/><text:span text:style-name="T27">En quoi le polymorphisme est-il utile et comment l’implémenter en Python ?</text:span><text:span text:style-name="T28"> </text:span></text:p>
      <text:p text:style-name="P12"><text:span text:style-name="T22"/></text:p>
      <text:p text:style-name="P10"><text:span text:style-name="T4">Le polymorphisme permet de manipuler divers types d'objets grâce à une interface commune ; ainsi, une fonction peut appeler la méthode </text:span><text:span text:style-name="Source_20_Text"><text:span text:style-name="T4">speak</text:span></text:span><text:span text:style-name="T4"> sur des objets </text:span><text:span text:style-name="Source_20_Text"><text:span text:style-name="T4">Cat</text:span></text:span><text:span text:style-name="T4"> ou </text:span><text:span text:style-name="Source_20_Text"><text:span text:style-name="T4">Dog</text:span></text:span><text:span text:style-name="T4">, même si chaque classe implémente cette méthode différemment. </text:span></text:p>
      <text:p text:style-name="P7"><text:span text:style-name="T18"/></text:p>
      <text:p text:style-name="P6"><text:span text:style-name="T18"/></text:p>
      <text:p text:style-name="P6"><text:span text:style-name="T18"/></text:p>
      <text:p text:style-name="P6"><text:span text:style-name="T18"/></text:p>
      <text:p text:style-name="P8"/>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5:45:47.888000000</meta:creation-date>
    <dc:date>2024-11-14T14:52:24.424000000</dc:date>
    <meta:editing-duration>PT23M39S</meta:editing-duration>
    <meta:editing-cycles>4</meta:editing-cycles>
    <meta:generator>LibreOffice/24.2.5.2$Windows_X86_64 LibreOffice_project/bffef4ea93e59bebbeaf7f431bb02b1a39ee8a59</meta:generator>
    <meta:document-statistic meta:table-count="0" meta:image-count="0" meta:object-count="0" meta:page-count="2" meta:paragraph-count="15" meta:word-count="525" meta:character-count="3548" meta:non-whitespace-character-count="3023"/>
  </office:meta>
</office:document-meta>
</file>